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indent="0.4916in"/>
    </style:style>
    <style:style style:name="P3" style:parent-style-name="Normal" style:family="paragraph">
      <style:paragraph-properties fo:text-indent="0.4916in"/>
    </style:style>
    <style:style style:name="P4" style:parent-style-name="Normal" style:family="paragraph">
      <style:paragraph-properties fo:text-indent="0.4916in"/>
    </style:style>
    <style:style style:name="TableColumn6" style:family="table-column">
      <style:table-column-properties style:column-width="1.5729in"/>
    </style:style>
    <style:style style:name="TableColumn7" style:family="table-column">
      <style:table-column-properties style:column-width="1.5729in"/>
    </style:style>
    <style:style style:name="TableColumn8" style:family="table-column">
      <style:table-column-properties style:column-width="1.5736in"/>
    </style:style>
    <style:style style:name="TableColumn9" style:family="table-column">
      <style:table-column-properties style:column-width="1.5736in"/>
    </style:style>
    <style:style style:name="Table5" style:family="table">
      <style:table-properties style:width="6.293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Organisation :<text:line-break/><text:line-break/>Yohann :<text:line-break/>-fonctionnement inventaire</text:p>
      <text:p text:style-name="Normal">-fonctionnement item</text:p>
      <text:p text:style-name="Normal">-fonctionnement Craft</text:p>
      <text:p text:style-name="Normal">-autopath</text:p>
      <text:p text:style-name="Normal"/>
      <text:p text:style-name="Normal">Mael :</text:p>
      <text:p text:style-name="Normal">-fond</text:p>
      <text:p text:style-name="Normal">-scenario</text:p>
      <text:p text:style-name="Normal">-dialogue</text:p>
      <text:p text:style-name="Normal">-sons</text:p>
      <text:p text:style-name="Normal"><text:line-break/>Mathias :</text:p>
      <text:p text:style-name="Normal">-Controlle :</text:p>
      <text:p text:style-name="P2">-souris</text:p>
      <text:p text:style-name="P3">-headtracking</text:p>
      <text:p text:style-name="P4">-manette</text:p>
      <text:p text:style-name="Normal">-option</text:p>
      <text:p text:style-name="Normal">-menu</text:p>
      <text:p text:style-name="Normal"><text:line-break/>Lucas</text:p>
      <text:p text:style-name="Normal">-asset 3d :</text:p>
      <text:p text:style-name="Normal"><text:tab/>-maison</text:p>
      <text:p text:style-name="Normal"><text:tab/>-objet</text:p>
      <text:p text:style-name="Normal"/>
      <text:p text:style-name="Normal"/>
      <text:p text:style-name="Normal"/>
      <text:p text:style-name="Normal"/>
      <text:p text:style-name="Normal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</table:table-cell>
          <table:table-cell table:style-name="TableCell13">
            <text:p text:style-name="P14">S1</text:p>
          </table:table-cell>
          <table:table-cell table:style-name="TableCell15">
            <text:p text:style-name="P16">S2</text:p>
          </table:table-cell>
          <table:table-cell table:style-name="TableCell17">
            <text:p text:style-name="P18">S3</text:p>
          </table:table-cell>
        </table:table-row>
        <table:table-row table:style-name="TableRow19">
          <table:table-cell table:style-name="TableCell20">
            <text:p text:style-name="P21">Yohann </text:p>
          </table:table-cell>
          <table:table-cell table:style-name="TableCell22">
            <text:p text:style-name="P23">autopath</text:p>
          </table:table-cell>
          <table:table-cell table:style-name="TableCell24">
            <text:p text:style-name="P25">Inventaire+ début Craft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Mael </text:p>
          </table:table-cell>
          <table:table-cell table:style-name="TableCell31">
            <text:p text:style-name="P32">Fonds</text:p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>Mathias </text:p>
          </table:table-cell>
          <table:table-cell table:style-name="TableCell40">
            <text:p text:style-name="P41">Headtracking+</text:p>
            <text:p text:style-name="P42">souris+</text:p>
            <text:p text:style-name="P43">manette+</text:p>
            <text:p text:style-name="P44">paramettre</text:p>
          </table:table-cell>
          <table:table-cell table:style-name="TableCell45">
            <text:p text:style-name="P46">Menu + sauvegarde +paramètre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Lucas</text:p>
          </table:table-cell>
          <table:table-cell table:style-name="TableCell52">
            <text:p text:style-name="P53">Asset items</text:p>
          </table:table-cell>
          <table:table-cell table:style-name="TableCell54">
            <text:p text:style-name="P55">Asset maison</text:p>
          </table:table-cell>
          <table:table-cell table:style-name="TableCell56">
            <text:p text:style-name="P57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el .</meta:initial-creator>
    <dc:creator>mel .</dc:creator>
    <meta:creation-date>2026-01-15T11:32:00Z</meta:creation-date>
    <dc:date>2026-01-15T11:43:00Z</dc:date>
    <meta:template xlink:href="Normal.dotm" xlink:type="simple"/>
    <meta:editing-cycles>1</meta:editing-cycles>
    <meta:editing-duration>PT660S</meta:editing-duration>
    <meta:document-statistic meta:page-count="2" meta:paragraph-count="1" meta:word-count="67" meta:character-count="439" meta:row-count="3" meta:non-whitespace-character-count="373"/>
  </office:meta>
</office:document-meta>
</file>